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ConsPlusNonformat">
      <style:paragraph-properties fo:text-align="justify" style:justify-single-word="false"/>
    </style:style>
    <style:style style:name="P10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style:text-autospace="none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 style:text-autospace="none"/>
    </style:style>
    <style:style style:name="P18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</style:style>
    <style:style style:name="P19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3"/>
      <text:p text:style-name="P3">ЗАЯВЛЕНИЕ</text:p>
      <text:p text:style-name="P11"/>
      <text:p text:style-name="P10"><text:span text:style-name="T1">Прошу поставить на учет беспилотное воздушное судно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3">Информация о воздушном судне </text:span></text:p>
            <text:p text:style-name="P15"/>
          </table:table-cell>
          <table:covered-table-cell/>
        </table:table-row>
        <table:table-row table:style-name="Table1.1">
          <table:table-cell table:style-name="Table1.A2" office:value-type="string">
            <text:p text:style-name="P4">Тип (наименование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Серийный (идентификационный) номер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Количество двигателей и их вид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Максимальная взлетная масса (кг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3"><text:span text:style-name="T2">Наименование изготовителя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4"><text:span text:style-name="T3">Владелец (индивидуальный предприниматель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Фамилия, имя, отчество (при наличии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ОГРН ИП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ИН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Адрес места жительства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6"/>
      <text:p text:style-name="P16">Приложение: фотография беспилотного воздушного судна</text:p>
      <text:p text:style-name="P16"/>
      <text:p text:style-name="P6"/>
      <text:p text:style-name="P18"><text:span text:style-name="T6">В соответствии с частью 4 статьи 9 Федерального закона от 27.07.2006 № 152-ФЗ «О персональных данных», в целях получения государственной услуги по учету БВС, даю согласие Федеральному агентству воздушного транспорта на обработку моих персональных данных, содержащихся в настоящем заявлении, включая сбор, запись, систематизацию, накопление, хранение, уточнение (обновление, изменение), использование, обезличивание, блокирование, удаление и уничтожение.</text:span></text:p>
      <text:p text:style-name="P19"><text:soft-page-break/>Настоящее согласие действует со дня его подписания до дня предоставления соответствующего отзыва в письменной форме.</text:p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8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едич Светлана</meta:initial-creator>
    <meta:creation-date>2019-09-25T15:11:00</meta:creation-date>
    <dc:creator>Медич Светлана</dc:creator>
    <dc:date>2019-09-25T16:59:00</dc:date>
    <meta:print-date>2019-09-25T15:37:00</meta:print-date>
    <meta:editing-cycles>5</meta:editing-cycles>
    <meta:editing-duration>PT28M</meta:editing-duration>
    <meta:document-statistic meta:table-count="2" meta:image-count="0" meta:object-count="0" meta:page-count="2" meta:paragraph-count="23" meta:word-count="135" meta:character-count="1106" meta:non-whitespace-character-count="990"/>
    <meta:generator>LibreOffice/6.4.3.2$Linux_X86_64 LibreOffice_project/40$Build-2</meta:generator>
  </office:meta>
</office:document-meta>
</file>